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3" style:family="graphic" style:parent-style-name="standard">
      <style:graphic-properties svg:stroke-color="#999999"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fill-color="#dddddd" draw:textarea-vertical-align="middle"/>
    </style:style>
    <style:style style:name="gr5" style:family="graphic" style:parent-style-name="objectwithoutfill">
      <style:graphic-properties draw:stroke="dash" draw:stroke-dash="Fine_20_Dashed" svg:stroke-color="#999999" draw:marker-end="Arrowheads_20_3" draw:marker-end-width="0.3cm" draw:fill="none" draw:fill-color="#dddddd" draw:textarea-vertical-align="middle"/>
    </style:style>
    <style:style style:name="gr6" style:family="graphic" style:parent-style-name="objectwithoutfill">
      <style:graphic-properties draw:stroke="dash" draw:stroke-dash="Fine_20_Dashed" svg:stroke-color="#999999" draw:marker-end="Arrow" draw:marker-end-width="0.3cm" draw:fill="none" draw:fill-color="#dddddd" draw:textarea-vertical-align="middle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fill-color="#ddddd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style:font-name="Liberation Sans1" fo:font-size="12pt" style:font-size-asian="12pt" style:font-size-complex="12pt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fo:color="#000000" style:font-name="Liberation Serif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4.256cm" svg:height="15.241cm" draw:transform="skewX (0.000349065850398866) rotate (0.000349065850398866) translate (8.588cm 2.702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2" draw:id="id2" draw:layer="layout" svg:width="3.81cm" svg:height="3.81cm" svg:x="13.668cm" svg:y="6.194cm">
            <text:p text:style-name="P2"><text:span text:style-name="T1">Crowdfunding site</text:span></text:p>
            <text:p text:style-name="P2"><text:span text:style-name="T2">Los Angeles, CA</text:span></text:p>
            <text:p text:style-name="P2"><text:span text:style-name="T2">Softwar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6" draw:id="id6" draw:layer="layout" svg:width="3.175cm" svg:height="2.54cm" svg:x="9.541cm" svg:y="5.559cm">
            <text:p text:style-name="P2"><text:span text:style-name="T1">User/Investor</text:span></text:p>
            <text:p text:style-name="P2"><text:span text:style-name="T3">Irvine, C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5" draw:id="id5" draw:layer="layout" svg:width="3.175cm" svg:height="2.54cm" svg:x="9.541cm" svg:y="8.734cm">
            <text:p text:style-name="P2"><text:span text:style-name="T1">User/Investor</text:span></text:p>
            <text:p text:style-name="P2"><text:span text:style-name="T3">Pasadena, C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0" draw:id="id10" draw:layer="layout" svg:width="3.175cm" svg:height="2.54cm" svg:x="19.066cm" svg:y="7.464cm">
            <text:p text:style-name="P2"><text:span text:style-name="T1">User/Investor</text:span></text:p>
            <text:p text:style-name="P2"><text:span text:style-name="T3">Los Angeles, C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1" draw:id="id11" draw:layer="layout" svg:width="3.175cm" svg:height="2.54cm" svg:x="19.066cm" svg:y="10.639cm">
            <text:p text:style-name="P2"><text:span text:style-name="T1">User/Investor</text:span></text:p>
            <text:p text:style-name="P2"><text:span text:style-name="T3">Boston, M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9" draw:id="id9" draw:layer="layout" svg:width="3.175cm" svg:height="2.54cm" svg:x="13.986cm" svg:y="13.814cm">
            <text:p text:style-name="P2"><text:span text:style-name="T1">User/Investor</text:span></text:p>
            <text:p text:style-name="P2"><text:span text:style-name="T3">Boston, M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" draw:id="id1" draw:layer="layout" svg:width="3.81cm" svg:height="3.81cm" svg:x="9.223cm" svg:y="11.909cm">
            <text:p text:style-name="P2"><text:span text:style-name="T1">Crowdfunding site</text:span></text:p>
            <text:p text:style-name="P2"><text:span text:style-name="T2">San Jose, CA</text:span></text:p>
            <text:p text:style-name="P2"><text:span text:style-name="T2">Hardwar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" draw:id="id3" draw:layer="layout" svg:width="3.81cm" svg:height="3.81cm" svg:x="18.748cm" svg:y="13.814cm">
            <text:p text:style-name="P2"><text:span text:style-name="T1">Crowdfunding site</text:span></text:p>
            <text:p text:style-name="P2"><text:span text:style-name="T2">Boston, MA</text:span></text:p>
            <text:p text:style-name="P2"><text:span text:style-name="T2">Researc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8" draw:id="id8" draw:layer="layout" svg:width="3.175cm" svg:height="2.54cm" svg:x="13.986cm" svg:y="10.639cm">
            <text:p text:style-name="P2"><text:span text:style-name="T1">User/Investor</text:span></text:p>
            <text:p text:style-name="P2"><text:span text:style-name="T3">San Jose, C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1" draw:layer="layout" draw:type="line" svg:x1="12.475cm" svg:y1="12.467cm" svg:x2="14.226cm" svg:y2="9.446cm" draw:start-shape="id1" draw:start-glue-point="11" draw:end-shape="id2" draw:end-glue-point="7" svg:d="M12475 12467l1751-3021" svg:viewBox="0 0 1752 3022">
            <text:p/>
          </draw:connector>
          <draw:connector draw:style-name="gr4" draw:text-style-name="P1" draw:layer="layout" draw:type="line" svg:x1="16.92cm" svg:y1="9.446cm" svg:x2="19.306cm" svg:y2="14.372cm" draw:start-shape="id2" draw:start-glue-point="9" draw:end-shape="id3" draw:end-glue-point="5" svg:d="M16920 9446l2386 4926" svg:viewBox="0 0 2387 4927">
            <text:p/>
          </draw:connector>
          <draw:custom-shape draw:style-name="gr3" draw:text-style-name="P2" xml:id="id7" draw:id="id7" draw:layer="layout" svg:width="3.175cm" svg:height="2.54cm" svg:x="13.986cm" svg:y="3.019cm">
            <text:p text:style-name="P2"><text:span text:style-name="T1">User/Investor</text:span></text:p>
            <text:p text:style-name="P2"><text:span text:style-name="T3">Seattle, W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" draw:id="id4" draw:layer="layout" svg:width="3.81cm" svg:height="3.81cm" svg:x="18.748cm" svg:y="3.019cm">
            <text:p text:style-name="P2"><text:span text:style-name="T1">Crowdfunding site</text:span></text:p>
            <text:p text:style-name="P2"><text:span text:style-name="T2">Seattle, WA</text:span></text:p>
            <text:p text:style-name="P2"><text:span text:style-name="T2">Softwar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1" draw:layer="layout" draw:type="line" svg:x1="16.92cm" svg:y1="6.752cm" svg:x2="18.748cm" svg:y2="4.924cm" draw:start-shape="id2" draw:start-glue-point="11" draw:end-shape="id4" draw:end-glue-point="6" svg:d="M16920 6752l1828-1828" svg:viewBox="0 0 1829 1829">
            <text:p/>
          </draw:connector>
          <draw:connector draw:style-name="gr5" draw:text-style-name="P1" draw:layer="layout" draw:type="line" svg:x1="12.251cm" svg:y1="9.106cm" svg:x2="13.668cm" svg:y2="8.099cm" draw:start-shape="id5" draw:start-glue-point="11" draw:end-shape="id2" draw:end-glue-point="6" svg:d="M12251 9106l1417-1007" svg:viewBox="0 0 1418 1008">
            <text:p/>
          </draw:connector>
          <draw:connector draw:style-name="gr5" draw:text-style-name="P1" draw:layer="layout" draw:type="line" svg:x1="12.716cm" svg:y1="6.829cm" svg:x2="13.668cm" svg:y2="8.099cm" draw:start-shape="id6" draw:start-glue-point="10" draw:end-shape="id2" draw:end-glue-point="6" svg:d="M12716 6829l952 1270" svg:viewBox="0 0 953 1271">
            <text:p/>
          </draw:connector>
          <draw:connector draw:style-name="gr5" draw:text-style-name="P1" draw:layer="layout" draw:type="line" svg:x1="15.574cm" svg:y1="5.559cm" svg:x2="15.573cm" svg:y2="6.194cm" draw:start-shape="id7" draw:start-glue-point="8" draw:end-shape="id2" draw:end-glue-point="4" svg:d="M15574 5559l-1 635" svg:viewBox="0 0 2 636">
            <text:p/>
          </draw:connector>
          <draw:connector draw:style-name="gr5" draw:text-style-name="P1" draw:layer="layout" draw:type="line" svg:x1="17.161cm" svg:y1="4.289cm" svg:x2="18.748cm" svg:y2="4.924cm" draw:start-shape="id7" draw:start-glue-point="10" draw:end-shape="id4" draw:end-glue-point="6" svg:d="M17161 4289l1587 635" svg:viewBox="0 0 1588 636">
            <text:p/>
          </draw:connector>
          <draw:connector draw:style-name="gr5" draw:text-style-name="P1" draw:layer="layout" draw:type="line" svg:x1="11.129cm" svg:y1="11.274cm" svg:x2="11.128cm" svg:y2="11.909cm" draw:start-shape="id5" draw:start-glue-point="8" draw:end-shape="id1" draw:end-glue-point="4" svg:d="M11129 11274l-1 635" svg:viewBox="0 0 2 636">
            <text:p/>
          </draw:connector>
          <draw:connector draw:style-name="gr5" draw:text-style-name="P1" draw:layer="layout" draw:type="line" svg:x1="15.574cm" svg:y1="10.639cm" svg:x2="15.573cm" svg:y2="10.004cm" draw:start-shape="id8" draw:start-glue-point="4" draw:end-shape="id2" draw:end-glue-point="8" svg:d="M15574 10639l-1-635" svg:viewBox="0 0 2 636">
            <text:p/>
          </draw:connector>
          <draw:connector draw:style-name="gr5" draw:text-style-name="P1" draw:layer="layout" draw:type="line" svg:x1="13.986cm" svg:y1="15.084cm" svg:x2="13.033cm" svg:y2="13.814cm" draw:start-shape="id9" draw:start-glue-point="6" draw:end-shape="id1" draw:end-glue-point="10" svg:d="M13986 15084l-953-1270" svg:viewBox="0 0 954 1271">
            <text:p/>
          </draw:connector>
          <draw:connector draw:style-name="gr5" draw:text-style-name="P1" draw:layer="layout" draw:type="line" svg:x1="17.161cm" svg:y1="15.084cm" svg:x2="18.748cm" svg:y2="15.719cm" draw:start-shape="id9" draw:start-glue-point="10" draw:end-shape="id3" draw:end-glue-point="6" svg:d="M17161 15084l1587 635" svg:viewBox="0 0 1588 636">
            <text:p/>
          </draw:connector>
          <draw:connector draw:style-name="gr5" draw:text-style-name="P1" draw:layer="layout" draw:type="line" svg:x1="14.451cm" svg:y1="12.807cm" svg:x2="13.033cm" svg:y2="13.814cm" draw:start-shape="id8" draw:start-glue-point="7" draw:end-shape="id1" draw:end-glue-point="10" svg:d="M14451 12807l-1418 1007" svg:viewBox="0 0 1419 1008">
            <text:p/>
          </draw:connector>
          <draw:connector draw:style-name="gr6" draw:text-style-name="P1" draw:layer="layout" draw:type="line" svg:x1="16.696cm" svg:y1="12.807cm" svg:x2="19.306cm" svg:y2="14.372cm" draw:start-shape="id8" draw:start-glue-point="9" draw:end-shape="id3" draw:end-glue-point="5" svg:d="M16696 12807l2610 1565" svg:viewBox="0 0 2611 1566">
            <text:p/>
          </draw:connector>
          <draw:connector draw:style-name="gr5" draw:text-style-name="P1" draw:layer="layout" draw:type="line" svg:x1="19.066cm" svg:y1="8.734cm" svg:x2="17.478cm" svg:y2="8.099cm" draw:start-shape="id10" draw:start-glue-point="6" draw:end-shape="id2" svg:d="M19066 8734l-1588-635" svg:viewBox="0 0 1589 636">
            <text:p/>
          </draw:connector>
          <draw:connector draw:style-name="gr5" draw:text-style-name="P1" draw:layer="layout" draw:type="line" svg:x1="20.654cm" svg:y1="7.464cm" svg:x2="20.653cm" svg:y2="6.829cm" draw:start-shape="id10" draw:start-glue-point="4" draw:end-shape="id4" draw:end-glue-point="8" svg:d="M20654 7464l-1-635" svg:viewBox="0 0 2 636">
            <text:p/>
          </draw:connector>
          <draw:connector draw:style-name="gr5" draw:text-style-name="P1" draw:layer="layout" draw:type="line" svg:x1="20.654cm" svg:y1="13.179cm" svg:x2="20.653cm" svg:y2="13.814cm" draw:start-shape="id11" draw:start-glue-point="8" draw:end-shape="id3" draw:end-glue-point="4" svg:d="M20654 13179l-1 635" svg:viewBox="0 0 2 636">
            <text:p/>
          </draw:connector>
          <draw:custom-shape draw:style-name="gr7" draw:text-style-name="P2" xml:id="id12" draw:id="id12" draw:layer="layout" svg:width="3.175cm" svg:height="2.54cm" svg:x="5.096cm" svg:y="16.354cm">
            <text:p text:style-name="P2"><text:span text:style-name="T1">User/Investor</text:span></text:p>
            <text:p text:style-name="P2"><text:span text:style-name="T3">Palo Alto, C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line" svg:x1="7.806cm" svg:y1="16.726cm" svg:x2="9.781cm" svg:y2="15.161cm" draw:start-shape="id12" draw:start-glue-point="11" draw:end-shape="id1" draw:end-glue-point="7" svg:d="M7806 16726l1975-1565" svg:viewBox="0 0 1976 1566">
            <text:p/>
          </draw:connector>
          <draw:frame draw:style-name="gr9" draw:text-style-name="P3" draw:layer="layout" svg:width="2.437cm" svg:height="0.729cm" svg:x="5.466cm" svg:y="15.592cm">
            <draw:text-box>
              <text:p text:style-name="P3">New User</text:p>
            </draw:text-box>
          </draw:frame>
          <draw:frame draw:style-name="gr9" draw:text-style-name="P3" draw:layer="layout" svg:width="4.105cm" svg:height="0.729cm" svg:x="8.579cm" svg:y="2.733cm">
            <draw:text-box>
              <text:p text:style-name="P3"><text:span text:style-name="T4">KipOpen Platfor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3" draw:display-name="Arrowheads 3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milo </meta:initial-creator>
    <meta:creation-date>2016-05-23T15:50:58.269279410</meta:creation-date>
    <meta:generator>LibreOffice/4.2.8.2$Linux_X86_64 LibreOffice_project/420m0$Build-2</meta:generator>
    <dc:date>2016-05-26T19:28:40.274234140</dc:date>
    <dc:creator>camilo </dc:creator>
    <meta:editing-duration>PT47M50S</meta:editing-duration>
    <meta:editing-cycles>7</meta:editing-cycles>
    <meta:document-statistic meta:object-count="33"/>
  </office:meta>
</office:document-meta>
</file>